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unned in Google Bigquery</text:p>
      <text:p text:style-name="Standard">## using the tables fh-bigquery.reddit_comments</text:p>
      <text:p text:style-name="Standard">## fh-bigquery.reddit_posts</text:p>
      <text:p text:style-name="Standard">## note: The tables are partioned by year and months that is why the name of the tables include at the end</text:p>
      <text:p text:style-name="Standard">## year and month</text:p>
      <text:p text:style-name="Standard">## This example is of the year=2016 amd month=01</text:p>
      <text:p text:style-name="Standard">select posts.title, posts.author,comments.body, comments.comaut --columns to use</text:p>
      <text:p text:style-name="Standard">from (select SUBSTR(link_id, 4) as lnk, body, c.author as comaut</text:p>
      <text:p text:style-name="Standard"><text:s text:c="6"/>from [fh-bigquery:reddit_comments.2016_01] as c</text:p>
      <text:p text:style-name="Standard"><text:s text:c="6"/>where author!="[deleted]") as comments,</text:p>
      <text:p text:style-name="Standard">join [fh-bigquery:reddit_posts.2016_01] <text:s/>as posts</text:p>
      <text:p text:style-name="Standard">on posts.id = comments.lnk</text:p>
      <text:p text:style-name="Standard">WHERE subreddit="WritingPrompts" and author!="[deleted]" LIMIT 8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2:34:28.719147228</meta:creation-date>
    <dc:date>2019-02-12T12:58:00.829256787</dc:date>
    <meta:editing-duration>PT23M35S</meta:editing-duration>
    <meta:editing-cycles>1</meta:editing-cycles>
    <meta:document-statistic meta:table-count="0" meta:image-count="0" meta:object-count="0" meta:page-count="1" meta:paragraph-count="13" meta:word-count="87" meta:character-count="657" meta:non-whitespace-character-count="571"/>
    <meta:generator>LibreOffice/6.1.4.2$Linux_X86_64 LibreOffice_project/10$Build-2</meta:generator>
  </office:meta>
</office:document-meta>
</file>